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0.45cm" fo:min-width="18.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85cm" fo:min-width="18.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05cm" fo:min-width="0cm"/>
    </style:style>
    <style:style style:name="gr6" style:family="graphic" style:parent-style-name="objectwithoutfill">
      <style:graphic-properties draw:fill="none" draw:fill-color="#eeeee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5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55cm" fo:min-width="2.3cm"/>
    </style:style>
    <style:style style:name="gr9" style:family="graphic" style:parent-style-name="standard">
      <style:graphic-properties draw:fill-color="#e0efd4" draw:textarea-horizontal-align="justify" draw:textarea-vertical-align="middle" draw:auto-grow-height="false" fo:min-height="2.35cm" fo:min-width="18.5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85cm" fo:min-width="2.7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75cm" fo:min-width="2.6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65cm" fo:min-width="2.9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85cm" fo:min-width="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75cm" fo:min-width="2.8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75cm" fo:min-width="2.7cm"/>
    </style:style>
    <style:style style:name="gr16" style:family="graphic" style:parent-style-name="standard">
      <style:graphic-properties draw:stroke="none" svg:stroke-color="#000000" draw:fill="none" draw:fill-color="#ffffff" fo:min-height="1.75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0.25cm" fo:min-width="0.6cm"/>
    </style:style>
    <style:style style:name="gr18" style:family="graphic" style:parent-style-name="standard">
      <style:graphic-properties draw:stroke="none" svg:stroke-color="#000000" draw:fill="none" draw:fill-color="#ffffff" fo:min-height="0.45cm"/>
    </style:style>
    <style:style style:name="gr19" style:family="graphic" style:parent-style-name="standard">
      <style:graphic-properties draw:fill-color="#e0efd4" draw:textarea-horizontal-align="justify" draw:textarea-vertical-align="middle" draw:auto-grow-height="false" fo:min-height="9.05cm" fo:min-width="0cm"/>
    </style:style>
    <style:style style:name="gr20" style:family="graphic" style:parent-style-name="objectwithoutfill">
      <style:graphic-properties draw:fill="none" draw:fill-color="#e0efd4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323cm"/>
    </style:style>
    <style:style style:name="gr22" style:family="graphic" style:parent-style-name="standard">
      <style:graphic-properties draw:stroke="none" svg:stroke-color="#000000" draw:fill="none" draw:fill-color="#ffffff" fo:min-height="1.15cm"/>
    </style:style>
    <style:style style:name="gr23" style:family="graphic" style:parent-style-name="standard">
      <style:graphic-properties draw:stroke="none" svg:stroke-color="#000000" draw:fill="none" draw:fill-color="#ffffff" fo:min-height="1.45cm"/>
    </style:style>
    <style:style style:name="gr24" style:family="graphic" style:parent-style-name="standard">
      <style:graphic-properties draw:stroke="none" svg:stroke-color="#000000" draw:fill="none" draw:fill-color="#ffffff" fo:min-height="1.25cm"/>
    </style:style>
    <style:style style:name="gr25" style:family="graphic" style:parent-style-name="standard">
      <style:graphic-properties draw:stroke="none" svg:stroke-color="#000000" draw:fill="none" draw:fill-color="#ffffff" fo:min-height="0.65cm"/>
    </style:style>
    <style:style style:name="gr2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="none" draw:fill-color="#e0efd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0.7cm" svg:x="1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01cm" svg:height="0.1cm" svg:x="9.4cm" svg:y="1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2.1cm" svg:x="1cm" svg:y="2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8cm" svg:height="1.2cm" svg:x="1.5cm" svg:y="2.6cm">
          <draw:text-box>
            <text:p>Hotel-Location <text:s/><text:s/>Home <text:s/><text:s/><text:s/><text:s/><text:s/><text:s/>Page1 <text:s/><text:s/><text:s/><text:s/><text:s/><text:s/><text:s/><text:s/><text:s/>Page2 <text:s/><text:s/><text:s/><text:s/><text:s/><text:s/><text:s/><text:s/><text:s/><text:s/>Page3</text:p>
          </draw:text-box>
        </draw:frame>
        <draw:custom-shape draw:style-name="gr5" draw:text-style-name="P1" draw:layer="layout" svg:width="0.001cm" svg:height="2.3cm" svg:x="1cm" svg:y="2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1cm" svg:y1="2.2cm" svg:x2="6.1cm" svg:y2="4.2cm">
          <text:p/>
        </draw:line>
        <draw:line draw:style-name="gr6" draw:text-style-name="P3" draw:layer="layout" svg:x1="8.4cm" svg:y1="2.2cm" svg:x2="8.4cm" svg:y2="4.2cm">
          <text:p/>
        </draw:line>
        <draw:line draw:style-name="gr6" draw:text-style-name="P3" draw:layer="layout" svg:x1="11.9cm" svg:y1="2.2cm" svg:x2="11.9cm" svg:y2="4.3cm">
          <text:p/>
        </draw:line>
        <draw:line draw:style-name="gr6" draw:text-style-name="P3" draw:layer="layout" svg:x1="15.5cm" svg:y1="2.2cm" svg:x2="15.5cm" svg:y2="4.4cm">
          <text:p/>
        </draw:line>
        <draw:frame draw:style-name="gr7" draw:text-style-name="P2" draw:layer="layout" svg:width="5cm" svg:height="1.3cm" svg:x="1cm" svg:y="5.1cm">
          <draw:text-box>
            <text:p>Villes</text:p>
          </draw:text-box>
        </draw:frame>
        <draw:custom-shape draw:style-name="gr8" draw:text-style-name="P1" draw:layer="layout" svg:width="2.8cm" svg:height="0.8cm" svg:x="1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cm" svg:height="0.8cm" svg:x="1cm" svg:y="7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cm" svg:height="0.8cm" svg:x="1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9cm" svg:height="2.6cm" svg:x="1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2cm" svg:height="2.1cm" svg:x="1.9cm" svg:y="1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2cm" svg:x="2cm" svg:y="21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cm" svg:height="1.9cm" svg:x="6.6cm" svg:y="17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5cm" svg:height="2.1cm" svg:x="6.6cm" svg:y="20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cm" svg:height="2cm" svg:x="11.2cm" svg:y="17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3cm" svg:height="2cm" svg:x="11.3cm" svg:y="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2cm" svg:height="2cm" svg:x="15.9cm" svg:y="1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2cm" svg:height="2cm" svg:x="15.8cm" svg:y="20.9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8.1cm" svg:height="2cm" svg:x="1.5cm" svg:y="14.4cm">
          <draw:text-box>
            <text:p/>
            <text:p>Hotel-Location <text:s text:c="3"/>Home <text:s text:c="10"/>Page1 <text:s text:c="4"/>Page2 <text:s text:c="5"/>Page3</text:p>
          </draw:text-box>
        </draw:frame>
        <draw:line draw:style-name="gr6" draw:text-style-name="P3" draw:layer="layout" svg:x1="6.2cm" svg:y1="14cm" svg:x2="6.2cm" svg:y2="16.6cm">
          <text:p/>
        </draw:line>
        <draw:line draw:style-name="gr6" draw:text-style-name="P3" draw:layer="layout" svg:x1="9cm" svg:y1="14cm" svg:x2="9cm" svg:y2="16.7cm">
          <text:p/>
        </draw:line>
        <draw:line draw:style-name="gr6" draw:text-style-name="P3" draw:layer="layout" svg:x1="12.6cm" svg:y1="14cm" svg:x2="12.6cm" svg:y2="16.6cm">
          <text:p/>
        </draw:line>
        <draw:line draw:style-name="gr6" draw:text-style-name="P3" draw:layer="layout" svg:x1="15.5cm" svg:y1="14cm" svg:x2="15.5cm" svg:y2="16.7cm">
          <text:p/>
        </draw:line>
        <draw:custom-shape draw:style-name="gr17" draw:text-style-name="P4" draw:layer="layout" svg:width="1.1cm" svg:height="0.5cm" svg:x="4cm" svg:y="19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cm" svg:height="0.5cm" svg:x="4cm" svg:y="23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cm" svg:height="0.5cm" svg:x="4cm" svg:y="23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cm" svg:height="0.5cm" svg:x="9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cm" svg:height="0.5cm" svg:x="9cm" svg:y="19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cm" svg:height="0.5cm" svg:x="13.4cm" svg:y="1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cm" svg:height="0.5cm" svg:x="13.5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cm" svg:height="0.5cm" svg:x="17.9cm" svg:y="19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cm" svg:height="0.5cm" svg:x="17.9cm" svg:y="23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6.7cm" svg:height="0.962cm" svg:x="7.2cm" svg:y="1cm">
          <draw:text-box>
            <text:p><text:s text:c="4"/>MAQUETTE</text:p>
          </draw:text-box>
        </draw:frame>
        <draw:custom-shape draw:style-name="gr19" draw:text-style-name="P4" draw:layer="layout" svg:width="0.001cm" svg:height="9.3cm" svg:x="1cm" svg:y="16.5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cm" svg:y1="16.5cm" svg:x2="1cm" svg:y2="25.1cm">
          <text:p/>
        </draw:line>
        <draw:line draw:style-name="gr20" draw:text-style-name="P5" draw:layer="layout" svg:x1="1cm" svg:y1="25.3cm" svg:x2="20cm" svg:y2="25.2cm">
          <text:p/>
        </draw:line>
        <draw:line draw:style-name="gr20" draw:text-style-name="P5" draw:layer="layout" svg:x1="20cm" svg:y1="16.6cm" svg:x2="20cm" svg:y2="25.2cm">
          <text:p/>
        </draw:line>
        <draw:frame draw:style-name="gr4" draw:text-style-name="P2" draw:layer="layout" svg:width="2.5cm" svg:height="1.2cm" svg:x="2.3cm" svg:y="17.9cm">
          <draw:text-box>
            <text:p>image</text:p>
          </draw:text-box>
        </draw:frame>
        <draw:frame draw:style-name="gr21" draw:text-style-name="P2" draw:layer="layout" svg:width="2.3cm" svg:height="1.573cm" svg:x="2.6cm" svg:y="21.6cm">
          <draw:text-box>
            <text:p>image</text:p>
          </draw:text-box>
        </draw:frame>
        <draw:frame draw:style-name="gr22" draw:text-style-name="P2" draw:layer="layout" svg:width="2.8cm" svg:height="1.4cm" svg:x="6.9cm" svg:y="18cm">
          <draw:text-box>
            <text:p>image</text:p>
          </draw:text-box>
        </draw:frame>
        <draw:frame draw:style-name="gr23" draw:text-style-name="P2" draw:layer="layout" svg:width="2.8cm" svg:height="1.7cm" svg:x="7cm" svg:y="21.1cm">
          <draw:text-box>
            <text:p>image</text:p>
          </draw:text-box>
        </draw:frame>
        <draw:frame draw:style-name="gr23" draw:text-style-name="P2" draw:layer="layout" svg:width="2.9cm" svg:height="1.7cm" svg:x="11.4cm" svg:y="17.9cm">
          <draw:text-box>
            <text:p>image</text:p>
          </draw:text-box>
        </draw:frame>
        <draw:frame draw:style-name="gr23" draw:text-style-name="P2" draw:layer="layout" svg:width="2.5cm" svg:height="1.7cm" svg:x="11.8cm" svg:y="21.2cm">
          <draw:text-box>
            <text:p>image</text:p>
          </draw:text-box>
        </draw:frame>
        <draw:frame draw:style-name="gr24" draw:text-style-name="P2" draw:layer="layout" svg:width="2.7cm" svg:height="1.5cm" svg:x="16.3cm" svg:y="18cm">
          <draw:text-box>
            <text:p>image</text:p>
          </draw:text-box>
        </draw:frame>
        <draw:frame draw:style-name="gr24" draw:text-style-name="P2" draw:layer="layout" svg:width="3cm" svg:height="1.5cm" svg:x="16cm" svg:y="21.3cm">
          <draw:text-box>
            <text:p>image</text:p>
          </draw:text-box>
        </draw:frame>
        <draw:frame draw:style-name="gr25" draw:text-style-name="P2" draw:layer="layout" svg:width="2.8cm" svg:height="0.962cm" svg:x="1cm" svg:y="6.3cm">
          <draw:text-box>
            <text:p>toulous</text:p>
          </draw:text-box>
        </draw:frame>
        <draw:frame draw:style-name="gr26" draw:text-style-name="P2" draw:layer="layout" svg:width="2.4cm" svg:height="0.962cm" svg:x="1.3cm" svg:y="7.3cm">
          <draw:text-box>
            <text:p>lyon</text:p>
          </draw:text-box>
        </draw:frame>
        <draw:frame draw:style-name="gr18" draw:text-style-name="P2" draw:layer="layout" svg:width="2.8cm" svg:height="0.962cm" svg:x="1cm" svg:y="8.6cm">
          <draw:text-box>
            <text:p>paris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true" fo:min-height="0cm" fo:min-width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6:12:27.536706591</meta:creation-date>
    <dc:date>2019-10-24T16:42:05.806331780</dc:date>
    <meta:editing-duration>PT7M22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